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codefiches"&gt;&lt;blockquote&gt;&lt;div class="titregeneralfiche"&gt;Equipement et pouvoirs&lt;/div&gt;<text:line-break/><text:line-break/>&lt;span class="titreun"&gt;¤ Généralités ¤&lt;/span&gt;&lt;div class="infosgen"&gt;&lt;span class="titrefiche"&gt;¤ Arme :&lt;/span&gt; Ironiquement, une faux. Une grande faux pratiquement aussi grande que lui. Et absolument pas symétrique.<text:line-break/>&lt;span class="titrefiche"&gt;¤ Pouvoir de départ :&lt;/span&gt; Passif<text:line-break/>&lt;span class="titrefiche"&gt;¤ Mon voeu est :&lt;/span&gt; « Je souhaite pouvoir rétablir l'équilibre. »<text:line-break/>&lt;span class="titrefiche"&gt;¤ Ma marque de Seraph/Nephil se trouve : &lt;/span&gt;Au niveau du coeur&lt;/div&gt;<text:line-break/>&lt;table&gt;&lt;tr&gt;&lt;td&gt;&lt;span class="titreun"&gt;¤ Fair enough ¤&lt;/span&gt;&lt;div class="pp"&gt;&lt;span class="infos"&gt;¤ Description générale ¤&lt;/span&gt;<text:line-break/>&lt;span class="descgen"&gt;A quoi reconnaît-ton un combat équilibré ? Quand les deux camps se battent à armes égales : des pouvoirs semblables et/ou une égalité numérique. Les pouvoirs d'Edward lui permettent de jouer sur ces deux facteurs afin de s'assurer qu'un affrontement est le plus équitable possible :</text:p>
      <text:p text:style-name="Standard">[list][*]Edward est capable de copier les pouvoirs de l'un de ses adversaires</text:p>
      <text:p text:style-name="Standard">[*]Lorsque son camp est en infériorité numérique, il peut invoquer des « guerriers d'âme », matérialisation de son âme, pour rétablir l'équilibre[/list]</text:p>
      <text:p text:style-name="Standard">Ces guerriers d'âmes apparaissent sous forme humanoïde, à ceci près qu'ils sont entièrement noirs. Une fois invoqués, ils se battent pour Edward, sous son commandement mental. Il peut en invoquer un par combattant en plus dans le camp adverse que dans son camp. Il est évident que maintenir ces formes physiques dans le monde réel demande une quantité d'énergie folle, de même que, en tant que manifestation de son âme à l'instar de son arme, il ressent lorsqu'elles se font taper dessus.&lt;/span&gt;<text:line-break/>&lt;span class="infos"&gt;¤ Niveaux ¤&lt;/span&gt;<text:line-break/>&lt;span class="nivpouv"&gt;&lt;span class="niveaux"&gt;- 1er niveau -&lt;/span&gt;<text:line-break/>&lt;span class="descriptionniveaux"&gt;- Edward peut copier le pouvoir actif de niveau 1 de son adversaire</text:p>
      <text:p text:style-name="Standard">- Ses guerriers d'âme ont une puissance équivalente à un humain non contractant. Edward ne peut pas les maintenir en place plus d'une minute, combat terminé ou non&lt;/span&gt;<text:line-break/>&lt;span class="niveaux"&gt;- 2ème niveau -&lt;/span&gt;<text:line-break/>&lt;span class="descriptionniveaux"&gt;- Edward peut copier le pouvoir actif de niveau 2 de son adversaire</text:p>
      <text:p text:style-name="Standard">- Ses guerriers d'âme ont une puissance équivalente à un contractant de niveau 1. Edward ne peut pas les maintenir en place plus de cinq minutes, combat terminé ou non&lt;/span&gt;<text:line-break/>&lt;span class="niveaux"&gt;- 3ème niveau -&lt;/span&gt;<text:line-break/>&lt;span class="descriptionniveaux"&gt;- Edward peut copier le pouvoir actif de niveau 3 de son adversaire</text:p>
      <text:p text:style-name="Standard">- Ses guerriers d'âme ont une puissance équivalente à un contractant de niveau 1. Edward ne peut pas les maintenir en place plus de dix minutes, combat terminé ou non&lt;/span&gt;<text:line-break/>&lt;span class="niveaux"&gt;- 4ème niveau -&lt;/span&gt;<text:line-break/>&lt;span class="descriptionniveaux"&gt;- Edward peut copier le pouvoir actif de niveau 4 de son adversaire</text:p>
      <text:p text:style-name="Standard">- Ses guerriers d'âme ont une puissance équivalente à un contractant de niveau 2. Edward ne peut pas les maintenir en place plus d'une demi-heure, combat terminé ou non&lt;/span&gt;<text:line-break/>&lt;span class="niveaux"&gt;- 5ème niveau -&lt;/span&gt;<text:line-break/>&lt;span class="descriptionniveaux"&gt;- Edward peut copier le pouvoir actif de niveau 5 de son adversaire</text:p>
      <text:p text:style-name="Standard">- Ses guerriers d'âme ont une puissance équivalente à un contractant de niveau 2. Edward ne peut pas les maintenir en place plus d'une heure, combat terminé ou non&lt;/span&gt;&lt;/span&gt;<text:line-break/>&lt;/div&gt;&lt;/td&gt;<text:line-break/><text:soft-page-break/>&lt;td&gt;&lt;span class="titreun"&gt;¤ Balance in all things ¤&lt;/span&gt;&lt;div class="pp"&gt;&lt;span class="infos"&gt;¤ Description générale ¤&lt;/span&gt;<text:line-break/>&lt;span class="descgen"&gt;Charité bien ordonnée commence par soi-même. Ed' veut que le monde entier respecte l'équilibre cosmique ? Alors il devra le respecter lui-même.&lt;/span&gt;<text:line-break/>&lt;span class="infos"&gt;¤ Niveaux ¤&lt;/span&gt;<text:line-break/>&lt;span class="nivpouv"&gt;&lt;span class="niveaux"&gt;- 1er niveau -&lt;/span&gt;<text:line-break/>&lt;span class="descriptionniveaux"&gt;Pour contrebalancer sa maladie, qui provoque chez lui une incapacité chronique à se concentrer, Edward est doté d'une chance insolente. Ce pouvoir passe pratiquement inaperçu au quotidien, les coups de pouce que lui donne le destin n'étant pas franchement spectaculaires, mais peuvent lui permettre de se tirer de situations délicates.&lt;/span&gt;<text:line-break/>&lt;span class="niveaux"&gt;- 2ème niveau -&lt;/span&gt;<text:line-break/>&lt;span class="descriptionniveaux"&gt;Edward peut ingurgiter n'importe quelle quantité de nourriture sans jamais grossir. Le garçon n'a alors plus besoin de manger équilibré pour garder... l'équilibre.&lt;/span&gt;<text:line-break/>&lt;span class="niveaux"&gt;- 3ème niveau -&lt;/span&gt;<text:line-break/>&lt;span class="descriptionniveaux"&gt;Edward est un véritable funambule. Il peut marcher sur un fil de fer suspendu à vingt mètres du sol, sur un pied s'il le faut, sans jamais perdre l'équilibre.&lt;/span&gt;<text:line-break/>&lt;span class="niveaux"&gt;- 4ème niveau -&lt;/span&gt;<text:line-break/>&lt;span class="descriptionniveaux"&gt;Ed' devient à ce niveau une véritable balance. Il est capable de deviner le poids exact d'un objet (ou d'une personne x)) juste en le regardant. Il peut aussi automatiquement imaginer une combinaison d'objets (ou de personnes *sbaf*) faisant exactement le même poids que celui qu'il regarde.&lt;/span&gt;<text:line-break/>&lt;span class="niveaux"&gt;- 5ème niveau -&lt;/span&gt;<text:line-break/>&lt;span class="descriptionniveaux"&gt;Edward transcende la notion d'équilibre et devient capable de percevoir la « balance de la vie ». Il s'agit d'une sorte de jauge qui indique au garçon dans quelle mesure la personne en face de lui a été bonne ou mauvaise tout au long de sa vie. Cela lui permet d'en savoir un peu plus sur avec qui traite. &lt;/span&gt;&lt;/span&gt;<text:line-break/>&lt;/div&gt;&lt;/td&gt;&lt;/tr&gt;&lt;/table&gt;<text:line-break/>&lt;/blockquote&gt;&lt;/div&gt; </text:p>
      <text:p text:style-name="P1">&lt;div class="codefiches"&gt;&lt;blockquote&gt;&lt;div class="titregeneralfiche"&gt;Equipement et pouvoirs&lt;/div&gt;&lt;br&gt;&lt;br&gt;&lt;span class="titreun"&gt;¤ Généralités ¤&lt;/span&gt;&lt;div class="infosgen"&gt;&lt;span class="titrefiche"&gt;¤ Arme :&lt;/span&gt; Ironiquement, une faux. Une grande faux pratiquement aussi grande que lui. Et absolument pas symétrique.&lt;br&gt;&lt;span class="titrefiche"&gt;¤ Pouvoir de départ :&lt;/span&gt; Passif&lt;br&gt;&lt;span class="titrefiche"&gt;¤ Mon voeu est :&lt;/span&gt; « Je souhaite pouvoir rétablir l'équilibre. »&lt;br&gt;&lt;span class="titrefiche"&gt;¤ Ma marque de Seraph/Nephil se trouve : &lt;/span&gt;Au niveau du coeur&lt;/div&gt;&lt;br&gt;&lt;br&gt;&lt;table&gt;&lt;tbody&gt;&lt;tr&gt;&lt;td&gt;&lt;span class="titreun"&gt;¤ Fair enough ¤&lt;/span&gt;&lt;div class="pp"&gt;&lt;span class="infos"&gt;¤ Description générale ¤&lt;/span&gt;&lt;br&gt;&lt;span class="descgen"&gt;A quoi reconnaît-ton un combat équilibré ? Quand les deux camps se battent à armes égales : des pouvoirs semblables et/ou une égalité numérique. Les pouvoirs d'Edward lui permettent de jouer sur ces deux facteurs afin de s'assurer qu'un affrontement est le plus équitable possible :&lt;br&gt;&lt;ul&gt;&lt;br&gt;&lt;li&gt;Edward est capable de copier les pouvoirs de l'un de ses adversaires&lt;br&gt;&lt;/li&gt;&lt;li&gt;Lorsque son camp est en infériorité numérique, il peut invoquer des clones qui se battront pour lui pour rétablir l’équilibre &lt;br&gt;&lt;/li&gt;&lt;/ul&gt;&lt;br&gt;</text:p>
      <text:p text:style-name="Standard">Pour copier le pouvoir d'un adversaire (et seulement d'un adversaire, Edward ne peut pas copier les pouvoirs d'un allié), il suffit qu'Edward ait un contact visuel avec lui. Il décide alors de le verrouiller, et peut ensuite utiliser son pouvoir. Bien sûr, il le maîtrisera moins bien que son possesseur original, ne serait-ce que le temps de se familiariser avec. Ce pouvoir de copycat vient également avec une restriction de taille : si pour une raison ou une autre (mise hors combat, confrontation à un pouvoir d'annulation), la personne dont il a les pouvoirs à un moment donné ne peut plus les utiliser, Edward perd cette capacité momentanément également (sinon c'est pas équilibré :D). Edward ne peut changer de pouvoirs que lorsque la personne qu'il copie actuellement devient dans l'incapacité de se battre ou si le combat se termine.</text:p>
      <text:p text:style-name="Standard">Les clones quant à eux apparaissent sous forme humanoïde, possédant la silhouette d’Edward à ceci près qu'ils sont d’un blanc laiteux translucide. Une fois invoqués, ils se battent pour Edward. Il peut en invoquer un par combattant en plus dans le camp adverse que dans son camp. Il est évident que d'invoquer ces formes physiques dans le monde réel demande une quantité d'énergie folle, de même que les maintenir en place. Les clones obéissent aux règles suivantes :&lt;br&gt;&lt;ul&gt;&lt;br&gt;&lt;li&gt;Ils ont une existence physique, et peuvent par conséquent être touchés par n’importe quelle arme.&lt;br&gt;&lt;/li&gt;&lt;li&gt;Ils peuvent se battre de manière autonome, mais n’ont pas de volonté propre. Ils se battent à l’aide d’une arme similaire à celle d’Edward, mais ne possèdent aucun pouvoir particulier.&lt;br&gt;&lt;/li&gt;&lt;li&gt;Ils ont chacun une puissance équivalente au niveau d’Edward divisé par le nombre de clones qu’il a dû invoquer plus un (par exemple s'il en invoque deux, ils auront chacun 1/3 du niveau d'Edward) arrondi à l'inférieur. Un niveau de 0 correspond à un humain non contractant.&lt;br&gt;&lt;/li&gt;&lt;li&gt;Si pour une raison ou une autre, l’un des adversaires d’Edward devient dans l’incapacité de se battre, le clone qui lui était associé disparait instantanément.&lt;br&gt;&lt;/li&gt;&lt;/ul&gt;&lt;br&gt;&lt;/span&gt;&lt;br&gt;&lt;span class="infos"&gt;¤ Niveaux ¤&lt;/span&gt;&lt;br&gt;&lt;span class="nivpouv"&gt;&lt;span class="niveaux"&gt;- 1er niveau -&lt;/span&gt;&lt;br&gt;&lt;span class="descriptionniveaux"&gt;- Edward peut copier le pouvoir actif de niveau 1 de son adversaire&lt;br&gt;- Edward peut maintenir ses clones en place pour une durée maximum d’une minute, combat terminé ou non&lt;/span&gt;&lt;br&gt;&lt;span class="niveaux"&gt;- 2ème niveau -&lt;/span&gt;&lt;br&gt;&lt;span class="descriptionniveaux"&gt;- Edward peut copier le pouvoir actif de niveau 2 de son adversaire&lt;br&gt;- Edward peut maintenir ses clones en place pour une durée maximum de cinq minutes, combat terminé ou non &lt;/span&gt;&lt;br&gt;&lt;span class="niveaux"&gt;- 3ème niveau -&lt;/span&gt;&lt;br&gt;&lt;span class="descriptionniveaux"&gt;- Edward peut copier le pouvoir actif de niveau 3 de son adversaire&lt;br&gt;- Edward peut maintenir ses clones en place pour une durée maximum de dix minutes, combat terminé ou non &lt;/span&gt;&lt;br&gt;&lt;span class="niveaux"&gt;- 4ème niveau -&lt;/span&gt;&lt;br&gt;&lt;span class="descriptionniveaux"&gt;- Edward peut copier le pouvoir actif de niveau 4 de son adversaire&lt;br&gt;- Edward peut maintenir ses clones en place pour une durée maximum d’un quart d'heure, combat terminé ou non &lt;/span&gt;&lt;br&gt;&lt;span class="niveaux"&gt;- 5ème niveau -&lt;/span&gt;&lt;br&gt;&lt;span class="descriptionniveaux"&gt;- Edward peut copier le pouvoir actif de niveau 5 <text:soft-page-break/>de son adversaire&lt;br&gt;- Edward peut maintenir ses clones en place pour une durée maximum de vingt minutes, combat terminé ou non &lt;/span&gt;&lt;/span&gt;&lt;br&gt;&lt;/div&gt;&lt;/td&gt;&lt;td&gt;&lt;span class="titreun"&gt;¤ Balance in all things ¤&lt;/span&gt;&lt;div class="pp"&gt;&lt;span class="infos"&gt;¤ Description générale ¤&lt;/span&gt;&lt;br&gt;&lt;span class="descgen"&gt;Charité bien ordonnée commence par soi-même. Ed' veut que le monde entier respecte l'équilibre cosmique ? Alors il devra le respecter lui-même.&lt;/span&gt;&lt;br&gt;&lt;span class="infos"&gt;¤ Niveaux ¤&lt;/span&gt;&lt;br&gt;&lt;span class="nivpouv"&gt;&lt;span class="niveaux"&gt;- 1er niveau -&lt;/span&gt;&lt;br&gt;&lt;span class="descriptionniveaux"&gt;Pour contrebalancer sa maladie, qui provoque chez lui une incapacité chronique à se concentrer, Edward est doté d'une chance insolente. Ce pouvoir passe pratiquement inaperçu au quotidien, les coups de pouce que lui donne le destin n'étant pas franchement spectaculaires, mais peuvent lui permettre de se tirer de situations délicates.&lt;/span&gt;&lt;br&gt;&lt;span class="niveaux"&gt;- 2ème niveau -&lt;/span&gt;&lt;br&gt;&lt;span class="descriptionniveaux"&gt;Edward peut ingurgiter n'importe quelle quantité de nourriture sans jamais grossir. Le garçon n'a alors plus besoin de manger équilibré pour garder... l'équilibre.&lt;/span&gt;&lt;br&gt;&lt;span class="niveaux"&gt;- 3ème niveau -&lt;/span&gt;&lt;br&gt;&lt;span class="descriptionniveaux"&gt;Edward est un véritable funambule. Il peut marcher sur un fil de fer suspendu à vingt mètres du sol, sur un pied s'il le faut, sans jamais perdre l'équilibre.&lt;/span&gt;&lt;br&gt;&lt;span class="niveaux"&gt;- 4ème niveau -&lt;/span&gt;&lt;br&gt;&lt;span class="descriptionniveaux"&gt;Ed' devient à ce niveau une véritable balance. Il est capable de deviner le poids exact d'un objet (ou d'une personne x)) juste en le regardant. Il peut aussi automatiquement imaginer une combinaison d'objets (ou de personnes *sbaf*) faisant exactement le même poids que celui qu'il regarde.&lt;/span&gt;&lt;br&gt;&lt;span class="niveaux"&gt;- 5ème niveau -&lt;/span&gt;&lt;br&gt;&lt;span class="descriptionniveaux"&gt;Edward transcende la notion d'équilibre et devient capable de percevoir la « balance de la vie ». Il s'agit d'une sorte de jauge qui indique au garçon dans quelle mesure la personne en face de lui a été bonne ou mauvaise tout au long de sa vie. Cela lui permet d'en savoir un peu plus sur avec qui traite. &lt;/span&gt;&lt;/span&gt;&lt;br&gt;&lt;/div&gt;&lt;/td&gt;&lt;/tr&gt;&lt;/tbody&gt;&lt;/table&gt;&lt;br&gt;&lt;/blockquote&gt;&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4T08:14:21.67</meta:creation-date>
    <dc:date>2017-02-18T12:32:24.75</dc:date>
    <dc:creator>Théo </dc:creator>
    <meta:editing-duration>P1DT19H14M34S</meta:editing-duration>
    <meta:editing-cycles>277</meta:editing-cycles>
    <meta:generator>OpenOffice/4.1.1$Win32 OpenOffice.org_project/411m6$Build-9775</meta:generator>
    <meta:document-statistic meta:table-count="0" meta:image-count="0" meta:object-count="0" meta:page-count="4" meta:paragraph-count="12" meta:word-count="1683" meta:character-count="12425"/>
  </office:meta>
</office:document-meta>
</file>